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3464" calcext:value-type="float">
            <text:p>80.2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5928" calcext:value-type="float">
            <text:p>80.1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7056" calcext:value-type="float">
            <text:p>80.0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0752" calcext:value-type="float">
            <text:p>79.9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4344" calcext:value-type="float">
            <text:p>79.7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884" calcext:value-type="float">
            <text:p>78.3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0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448" calcext:value-type="float">
            <text:p>77.4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0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5176" calcext:value-type="float">
            <text:p>76.4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0128" calcext:value-type="float">
            <text:p>75.7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6624" calcext:value-type="float">
            <text:p>75.0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5688" calcext:value-type="float">
            <text:p>74.4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5024" calcext:value-type="float">
            <text:p>73.7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0608" calcext:value-type="float">
            <text:p>71.9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2552" calcext:value-type="float">
            <text:p>71.4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5872" calcext:value-type="float">
            <text:p>71.3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4536" calcext:value-type="float">
            <text:p>71.3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1952" calcext:value-type="float">
            <text:p>70.4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8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6672" calcext:value-type="float">
            <text:p>70.1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802</text:p>
          </table:table-cell>
          <table:table-cell office:value-type="string" calcext:value-type="string">
            <text:p>Friona Quad</text:p>
          </table:table-cell>
          <table:table-cell office:value-type="string" calcext:value-type="string">
            <text:p>196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